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C000001C434F18085208908F9.png" manifest:media-type="image/png"/>
  <manifest:file-entry manifest:full-path="Pictures/1000020100000306000001028538D379DF067E15.png" manifest:media-type="image/png"/>
  <manifest:file-entry manifest:full-path="Pictures/100002010000027900000113140A2494A12D483E.png" manifest:media-type="image/png"/>
  <manifest:file-entry manifest:full-path="Pictures/100002010000023800000051E17D178BC3AB0BC5.png" manifest:media-type="image/png"/>
  <manifest:file-entry manifest:full-path="Pictures/100002010000018400000118D9861BA87F2FE5DB.png" manifest:media-type="image/png"/>
  <manifest:file-entry manifest:full-path="Pictures/100002010000017A0000011C74EF8AAE4E81F5E3.png" manifest:media-type="image/png"/>
  <manifest:file-entry manifest:full-path="Pictures/10000201000003E9000001CEB84C0813C869815A.png" manifest:media-type="image/png"/>
  <manifest:file-entry manifest:full-path="Pictures/100002010000018E0000010AA927F316947B283F.png" manifest:media-type="image/png"/>
  <manifest:file-entry manifest:full-path="Pictures/100002010000017E00000118F224FCDE650E61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577cm" svg:y="0.122cm" svg:width="14.489cm" svg:height="6.295cm" draw:z-index="2"><draw:image xlink:href="Pictures/100002010000027900000113140A2494A12D483E.png" xlink:type="simple" xlink:show="embed" xlink:actuate="onLoad"/></draw:frame></text:p>
      <text:p text:style-name="Standard"><draw:frame draw:style-name="fr1" draw:name="Image3" text:anchor-type="paragraph" svg:x="0.536cm" svg:y="0.349cm" svg:width="14.355cm" svg:height="2.048cm" draw:z-index="3"><draw:image xlink:href="Pictures/100002010000023800000051E17D178BC3AB0BC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1.598cm" svg:y="0.349cm" svg:width="10.396cm" svg:height="7.62cm" draw:z-index="0"><draw:image xlink:href="Pictures/100002010000017E00000118F224FCDE650E616B.png" xlink:type="simple" xlink:show="embed" xlink:actuate="onLoad"/></draw:frame><draw:frame draw:style-name="fr1" draw:name="Image4" text:anchor-type="paragraph" svg:x="8.424cm" svg:y="0.111cm" svg:width="10.072cm" svg:height="7.567cm" draw:z-index="1"><draw:image xlink:href="Pictures/100002010000017A0000011C74EF8AAE4E81F5E3.png" xlink:type="simple" xlink:show="embed" xlink:actuate="onLoad"/></draw:frame></text:p>
      <text:p text:style-name="Standard"/>
      <text:p text:style-name="Standard"/>
      <text:p text:style-name="Standard"><draw:frame draw:style-name="fr3" draw:name="Image9" text:anchor-type="paragraph" svg:width="17cm" svg:height="5.666cm" draw:z-index="8"><draw:image xlink:href="Pictures/1000020100000306000001028538D379DF067E15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Image5" text:anchor-type="paragraph" svg:x="-1.275cm" svg:y="0.175cm" svg:width="9.578cm" svg:height="6.403cm" draw:z-index="4"><draw:image xlink:href="Pictures/100002010000018E0000010AA927F316947B283F.png" xlink:type="simple" xlink:show="embed" xlink:actuate="onLoad"/></draw:frame><draw:frame draw:style-name="fr1" draw:name="Image6" text:anchor-type="paragraph" svg:x="8.795cm" svg:y="0.122cm" svg:width="9.033cm" svg:height="6.519cm" draw:z-index="5"><draw:image xlink:href="Pictures/100002010000018400000118D9861BA87F2FE5D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17cm" svg:height="7.904cm" draw:z-index="6"><draw:image xlink:href="Pictures/10000201000003CC000001C434F18085208908F9.png" xlink:type="simple" xlink:show="embed" xlink:actuate="onLoad"/></draw:frame></text:p>
      <text:p text:style-name="Standard"><draw:frame draw:style-name="fr1" draw:name="Image8" text:anchor-type="paragraph" svg:x="-0.159cm" svg:y="0.767cm" svg:width="17.431cm" svg:height="8.045cm" draw:z-index="7"><draw:image xlink:href="Pictures/10000201000003E9000001CEB84C0813C869815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9:02:16.588951676</meta:creation-date>
    <dc:date>2018-06-01T11:54:29.781654828</dc:date>
    <meta:editing-duration>PT5M27S</meta:editing-duration>
    <meta:editing-cycles>5</meta:editing-cycles>
    <meta:generator>LibreOffice/5.1.6.2$Linux_X86_64 LibreOffice_project/10m0$Build-2</meta:generator>
    <meta:document-statistic meta:table-count="0" meta:image-count="9" meta:object-count="0" meta:page-count="2" meta:paragraph-count="0" meta:word-count="0" meta:character-count="0" meta:non-whitespace-character-count="0"/>
  </office:meta>
</office:document-meta>
</file>